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cm"/>
    </style:style>
    <style:style style:name="gr2" style:family="graphic" style:parent-style-name="standard">
      <style:graphic-properties svg:stroke-color="#dddddd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dddddd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dddddd" draw:fill="solid" draw:fill-color="#dddddd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dddddd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dddddd" draw:fill="solid" draw:fill-color="#ffffff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52cm" svg:stroke-color="#dddddd" draw:marker-start-width="0.351cm" draw:marker-end-width="0.351cm" draw:fill="solid" draw:fill-color="#ffffff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254cm" svg:stroke-color="#dddddd" draw:marker-start-width="0.503cm" draw:marker-end-width="0.503cm" draw:fill="solid" draw:fill-color="#ffffff" draw:textarea-vertical-align="middle" fo:padding-top="0.25cm" fo:padding-bottom="0.25cm" fo:padding-left="0.375cm" fo:padding-right="0.375cm"/>
    </style:style>
    <style:style style:name="gr9" style:family="graphic" style:parent-style-name="standard">
      <style:graphic-properties svg:stroke-width="0.051cm" svg:stroke-color="#dddddd" draw:fill="solid" draw:fill-color="#ddddd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085cm"/>
    </style:style>
    <style:style style:name="gr11" style:family="graphic" style:parent-style-name="standard">
      <style:graphic-properties draw:stroke="solid" svg:stroke-width="0.102cm" svg:stroke-color="#ff3333" draw:marker-start-width="0.584cm" draw:marker-end-width="0.584cm" draw:stroke-linejoin="round" draw:fill="solid" draw:fill-color="#ffffff" draw:textarea-horizontal-align="center" draw:textarea-vertical-align="top" fo:padding-top="0.05cm" fo:padding-bottom="0.05cm" fo:padding-left="0.05cm" fo:padding-right="0.05cm"/>
    </style:style>
    <style:style style:name="gr12" style:family="graphic" style:parent-style-name="standard">
      <style:graphic-properties draw:stroke="solid" svg:stroke-width="0.102cm" svg:stroke-color="#4579b8" draw:marker-start-width="0.584cm" draw:marker-end-width="0.584cm" draw:stroke-linejoin="round" draw:fill="solid" draw:fill-color="#ffffff" draw:textarea-horizontal-align="center" draw:textarea-vertical-align="top" fo:padding-top="0.05cm" fo:padding-bottom="0.05cm" fo:padding-left="0.05cm" fo:padding-right="0.05cm"/>
    </style:style>
    <style:style style:name="gr13" style:family="graphic" style:parent-style-name="standard">
      <style:graphic-properties draw:stroke="none" svg:stroke-color="#000000" draw:fill="none" draw:fill-color="#ffffff" fo:min-height="0.303cm"/>
    </style:style>
    <style:style style:name="gr14" style:family="graphic" style:parent-style-name="standard">
      <style:graphic-properties draw:stroke="none" draw:fill="none" fo:min-height="0.612cm"/>
    </style:style>
    <style:style style:name="gr15" style:family="graphic" style:parent-style-name="objectwithoutfill">
      <style:graphic-properties svg:stroke-width="0.102cm" svg:stroke-color="#ff3333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0066cc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11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color="#0066cc"/>
    </style:style>
    <style:style style:name="P8" style:family="paragraph">
      <style:paragraph-properties fo:text-align="center"/>
      <style:text-properties fo:color="#ff333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66cc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ff3333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717cm" svg:height="3.41cm" svg:x="18.793cm" svg:y="1.396cm">
          <draw:text-box>
            <text:p text:style-name="P1"><text:span text:style-name="T1">Goliath Quadcopter</text:span></text:p>
            <text:p text:style-name="P1"><text:span text:style-name="T1">Control Layout</text:span></text:p>
            <text:p text:style-name="P1"><text:span text:style-name="T1">v1</text:span></text:p>
            <text:p text:style-name="P1"><text:span text:style-name="T2"><text:a xlink:href="http://mccloudaero.com/" xlink:type="simple">mccloudaero.com</text:a></text:span></text:p>
          </draw:text-box>
        </draw:frame>
        <draw:custom-shape draw:style-name="gr2" draw:text-style-name="P3" draw:layer="layout" svg:width="7.979cm" svg:height="7.814cm" svg:x="1.476cm" svg:y="2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316cm" svg:height="6.153cm" svg:x="2.317cm" svg:y="3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961cm" svg:height="0.885cm" draw:transform="skewX (0.00104719755119656) rotate (0.840550567760469) translate (3.144cm 8.1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703cm" svg:height="1.681cm" svg:x="4.649cm" svg:y="5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7.977cm" svg:height="7.814cm" draw:transform="skewX (-0.000174532925199432) rotate (1.54758344774337) translate (13.427cm 10.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317cm" svg:height="6.151cm" draw:transform="skewX (-0.000698131700797732) rotate (1.54758344774337) translate (14.287cm 9.3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961cm" svg:height="0.887cm" draw:transform="skewX (-0.00226892802759263) rotate (2.38813401550384) translate (19.314cm 8.5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701cm" svg:height="1.682cm" draw:transform="skewX (-0.000523598775598302) rotate (1.54758344774337) translate (16.544cm 7.0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7.979cm" svg:height="7.815cm" svg:x="13.437cm" svg:y="11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316cm" svg:height="6.153cm" svg:x="14.276cm" svg:y="12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962cm" svg:height="0.884cm" draw:transform="skewX (0.00104719755119657) rotate (0.840550567760469) translate (15.104cm 17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7cm" svg:height="1.681cm" svg:x="16.61cm" svg:y="15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7.977cm" svg:height="7.814cm" draw:transform="skewX (-0.000174532925199432) rotate (1.54758344774337) translate (1.469cm 19.7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315cm" svg:height="6.153cm" draw:transform="skewX (-0.000174532925199432) rotate (1.54758344774337) translate (2.329cm 18.9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96cm" svg:height="0.885cm" draw:transform="skewX (0.00104719755119668) rotate (2.38813401550384) translate (7.356cm 18.2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704cm" svg:height="1.678cm" draw:transform="skewX (-0.000523598775598295) rotate (1.54758344774337) translate (4.588cm 16.6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3.014cm" svg:y1="9.041cm" svg:x2="7.886cm" svg:y2="3.372cm">
          <text:p/>
        </draw:line>
        <draw:line draw:style-name="gr5" draw:text-style-name="P3" draw:layer="layout" svg:x1="15.099cm" svg:y1="18.648cm" svg:x2="19.971cm" svg:y2="12.979cm">
          <text:p/>
        </draw:line>
        <draw:line draw:style-name="gr6" draw:text-style-name="P3" draw:layer="layout" svg:x1="14.724cm" svg:y1="3.7cm" svg:x2="20.159cm" svg:y2="8.853cm">
          <text:p/>
        </draw:line>
        <draw:line draw:style-name="gr6" draw:text-style-name="P3" draw:layer="layout" svg:x1="2.795cm" svg:y1="13.306cm" svg:x2="8.23cm" svg:y2="18.459cm">
          <text:p/>
        </draw:line>
        <draw:line draw:style-name="gr6" draw:text-style-name="P3" draw:layer="layout" svg:x1="5.683cm" svg:y1="5.996cm" svg:x2="10.43cm" svg:y2="8.947cm">
          <text:p/>
        </draw:line>
        <draw:line draw:style-name="gr6" draw:text-style-name="P3" draw:layer="layout" svg:x1="5.261cm" svg:y1="6.464cm" svg:x2="9.163cm" svg:y2="10.353cm">
          <text:p/>
        </draw:line>
        <draw:line draw:style-name="gr6" draw:text-style-name="P3" draw:layer="layout" svg:x1="9.367cm" svg:y1="8.198cm" svg:x2="13.751cm" svg:y2="8.217cm">
          <text:p/>
        </draw:line>
        <draw:line draw:style-name="gr6" draw:text-style-name="P3" draw:layer="layout" svg:x1="17.254cm" svg:y1="6.136cm" svg:x2="12.49cm" svg:y2="8.994cm">
          <text:p/>
        </draw:line>
        <draw:line draw:style-name="gr6" draw:text-style-name="P3" draw:layer="layout" svg:x1="9.071cm" svg:y1="11.711cm" svg:x2="5.261cm" svg:y2="15.646cm">
          <text:p/>
        </draw:line>
        <draw:line draw:style-name="gr6" draw:text-style-name="P3" draw:layer="layout" svg:x1="5.777cm" svg:y1="16.223cm" svg:x2="10.429cm" svg:y2="13.411cm">
          <text:p/>
        </draw:line>
        <draw:line draw:style-name="gr6" draw:text-style-name="P3" draw:layer="layout" svg:x1="8.261cm" svg:y1="9.546cm" svg:x2="8.228cm" svg:y2="12.555cm">
          <text:p/>
        </draw:line>
        <draw:line draw:style-name="gr6" draw:text-style-name="P3" draw:layer="layout" svg:x1="17.597cm" svg:y1="6.511cm" svg:x2="13.849cm" svg:y2="10.633cm">
          <text:p/>
        </draw:line>
        <draw:line draw:style-name="gr6" draw:text-style-name="P3" draw:layer="layout" svg:x1="17.784cm" svg:y1="15.552cm" svg:x2="13.943cm" svg:y2="11.383cm">
          <text:p/>
        </draw:line>
        <draw:line draw:style-name="gr6" draw:text-style-name="P3" draw:layer="layout" svg:x1="17.269cm" svg:y1="16.115cm" svg:x2="12.538cm" svg:y2="13.21cm">
          <text:p/>
        </draw:line>
        <draw:line draw:style-name="gr6" draw:text-style-name="P3" draw:layer="layout" svg:x1="9.427cm" svg:y1="14.052cm" svg:x2="13.751cm" svg:y2="14.066cm">
          <text:p/>
        </draw:line>
        <draw:line draw:style-name="gr6" draw:text-style-name="P3" draw:layer="layout" svg:x1="14.768cm" svg:y1="9.547cm" svg:x2="14.74cm" svg:y2="12.226cm">
          <text:p/>
        </draw:line>
        <draw:line draw:style-name="gr6" draw:text-style-name="P3" draw:layer="layout" svg:x1="8.228cm" svg:y1="10.399cm" svg:x2="14.786cm" svg:y2="10.727cm">
          <text:p/>
        </draw:line>
        <draw:line draw:style-name="gr6" draw:text-style-name="P3" draw:layer="layout" svg:x1="8.275cm" svg:y1="11.664cm" svg:x2="14.786cm" svg:y2="11.337cm">
          <text:p/>
        </draw:line>
        <draw:line draw:style-name="gr6" draw:text-style-name="P3" draw:layer="layout" svg:x1="10.476cm" svg:y1="8.337cm" svg:x2="10.476cm" svg:y2="14.1cm">
          <text:p/>
        </draw:line>
        <draw:line draw:style-name="gr6" draw:text-style-name="P3" draw:layer="layout" svg:x1="12.49cm" svg:y1="8.337cm" svg:x2="12.49cm" svg:y2="14.1cm">
          <text:p/>
        </draw:line>
        <draw:g>
          <draw:line draw:style-name="gr7" draw:text-style-name="P3" draw:layer="layout" svg:x1="12.701cm" svg:y1="10.049cm" svg:x2="13.882cm" svg:y2="10.032cm">
            <text:p/>
          </draw:line>
          <draw:line draw:style-name="gr8" draw:text-style-name="P3" draw:layer="layout" svg:x1="13.785cm" svg:y1="10.051cm" svg:x2="14.966cm" svg:y2="10.034cm">
            <text:p/>
          </draw:line>
        </draw:g>
        <draw:g>
          <draw:line draw:style-name="gr7" draw:text-style-name="P3" draw:layer="layout" svg:x1="12.682cm" svg:y1="11.948cm" svg:x2="13.863cm" svg:y2="11.931cm">
            <text:p/>
          </draw:line>
          <draw:line draw:style-name="gr8" draw:text-style-name="P3" draw:layer="layout" svg:x1="13.767cm" svg:y1="11.95cm" svg:x2="14.948cm" svg:y2="11.933cm">
            <text:p/>
          </draw:line>
        </draw:g>
        <draw:polygon draw:style-name="gr9" draw:text-style-name="P3" draw:layer="layout" svg:width="3.973cm" svg:height="4.013cm" svg:x="9.581cm" svg:y="9.076cm" svg:viewBox="0 0 3974 4014" draw:points="0,1952 0,1577 282,875 1007,279 2646,0 3154,737 3269,1444 3974,1476 3974,2378 3269,2411 3204,3148 2671,4014 957,3738 187,2889 0,2327">
          <text:p/>
        </draw:polygon>
        <draw:line draw:style-name="gr6" draw:text-style-name="P3" draw:layer="layout" svg:x1="8.263cm" svg:y1="9.546cm" svg:x2="8.23cm" svg:y2="12.555cm">
          <text:p/>
        </draw:line>
        <draw:frame draw:style-name="gr10" draw:text-style-name="P4" draw:layer="layout" svg:width="9.294cm" svg:height="1.335cm" svg:x="6.717cm" svg:y="1.2cm">
          <draw:text-box>
            <text:p text:style-name="P3"><text:span text:style-name="T3">Top View</text:span></text:p>
          </draw:text-box>
        </draw:frame>
        <draw:line draw:name="Straight Connector 14" draw:style-name="gr11" draw:text-style-name="P5" draw:layer="layout" svg:x1="21.755cm" svg:y1="5.483cm" svg:x2="22.559cm" svg:y2="5.483cm">
          <text:p/>
        </draw:line>
        <draw:line draw:name="Straight Connector 9" draw:style-name="gr12" draw:text-style-name="P5" draw:layer="layout" svg:x1="21.78cm" svg:y1="6.424cm" svg:x2="22.572cm" svg:y2="6.424cm">
          <text:p/>
        </draw:line>
        <draw:frame draw:style-name="gr13" draw:text-style-name="P6" draw:layer="layout" svg:width="5.182cm" svg:height="0.806cm" svg:x="22.658cm" svg:y="5.138cm">
          <draw:text-box>
            <text:p><text:span text:style-name="T4">Pitch Controls</text:span></text:p>
          </draw:text-box>
        </draw:frame>
        <draw:frame draw:style-name="gr13" draw:text-style-name="P6" draw:layer="layout" svg:width="4.403cm" svg:height="0.806cm" svg:x="22.658cm" svg:y="6.042cm">
          <draw:text-box>
            <text:p><text:span text:style-name="T4">Yaw Controls</text:span></text:p>
          </draw:text-box>
        </draw:frame>
        <draw:frame draw:style-name="gr14" draw:text-style-name="P3" draw:layer="layout" svg:width="2.369cm" svg:height="0.862cm" svg:x="1.178cm" svg:y="10.667cm">
          <draw:text-box>
            <text:p text:style-name="P3"><text:span text:style-name="T5">Fore</text:span></text:p>
          </draw:text-box>
        </draw:frame>
        <draw:frame draw:style-name="gr14" draw:text-style-name="P3" draw:layer="layout" svg:width="2.369cm" svg:height="0.862cm" svg:x="19.479cm" svg:y="10.667cm">
          <draw:text-box>
            <text:p text:style-name="P3"><text:span text:style-name="T5">Aft</text:span></text:p>
          </draw:text-box>
        </draw:frame>
        <draw:frame draw:style-name="gr14" draw:text-style-name="P3" draw:layer="layout" svg:width="3.493cm" svg:height="0.862cm" svg:x="9.48cm" svg:y="3.167cm">
          <draw:text-box>
            <text:p text:style-name="P3"><text:span text:style-name="T5">Starboard</text:span></text:p>
          </draw:text-box>
        </draw:frame>
        <draw:frame draw:style-name="gr14" draw:text-style-name="P3" draw:layer="layout" svg:width="3.493cm" svg:height="0.862cm" svg:x="9.481cm" svg:y="18.267cm">
          <draw:text-box>
            <text:p text:style-name="P3"><text:span text:style-name="T5">Port</text:span></text:p>
          </draw:text-box>
        </draw:frame>
        <draw:g>
          <draw:line draw:style-name="gr15" draw:text-style-name="P3" draw:layer="layout" svg:x1="5.416cm" svg:y1="5.278cm" svg:x2="5.409cm" svg:y2="3.219cm">
            <text:p/>
          </draw:line>
          <draw:line draw:style-name="gr16" draw:text-style-name="P3" draw:layer="layout" svg:x1="2.448cm" svg:y1="6.199cm" svg:x2="4.646cm" svg:y2="6.212cm">
            <text:p/>
          </draw:line>
          <draw:line draw:style-name="gr16" draw:text-style-name="P3" draw:layer="layout" svg:x1="6.348cm" svg:y1="6.2cm" svg:x2="8.546cm" svg:y2="6.213cm">
            <text:p/>
          </draw:line>
          <draw:line draw:style-name="gr15" draw:text-style-name="P3" draw:layer="layout" svg:x1="5.417cm" svg:y1="9.179cm" svg:x2="5.41cm" svg:y2="7.12cm">
            <text:p/>
          </draw:line>
          <draw:frame draw:style-name="gr14" draw:text-style-name="P7" draw:layer="layout" svg:width="2.369cm" svg:height="0.862cm" svg:x="2.179cm" svg:y="5.467cm">
            <draw:text-box>
              <text:p text:style-name="P7"><text:span text:style-name="T6">RY1</text:span></text:p>
            </draw:text-box>
          </draw:frame>
          <draw:frame draw:style-name="gr14" draw:text-style-name="P8" draw:layer="layout" svg:width="2.369cm" svg:height="0.862cm" svg:x="3.58cm" svg:y="3.767cm">
            <draw:text-box>
              <text:p text:style-name="P8"><text:span text:style-name="T7">RP1</text:span></text:p>
            </draw:text-box>
          </draw:frame>
        </draw:g>
        <draw:g>
          <draw:line draw:style-name="gr15" draw:text-style-name="P3" draw:layer="layout" svg:x1="17.317cm" svg:y1="5.278cm" svg:x2="17.31cm" svg:y2="3.219cm">
            <text:p/>
          </draw:line>
          <draw:line draw:style-name="gr16" draw:text-style-name="P3" draw:layer="layout" svg:x1="14.349cm" svg:y1="6.199cm" svg:x2="16.547cm" svg:y2="6.212cm">
            <text:p/>
          </draw:line>
          <draw:line draw:style-name="gr16" draw:text-style-name="P3" draw:layer="layout" svg:x1="18.249cm" svg:y1="6.2cm" svg:x2="20.447cm" svg:y2="6.213cm">
            <text:p/>
          </draw:line>
          <draw:line draw:style-name="gr15" draw:text-style-name="P3" draw:layer="layout" svg:x1="17.318cm" svg:y1="9.179cm" svg:x2="17.311cm" svg:y2="7.12cm">
            <text:p/>
          </draw:line>
          <draw:frame draw:style-name="gr14" draw:text-style-name="P7" draw:layer="layout" svg:width="2.369cm" svg:height="0.862cm" svg:x="14.08cm" svg:y="5.467cm">
            <draw:text-box>
              <text:p text:style-name="P7"><text:span text:style-name="T6">RY2</text:span></text:p>
            </draw:text-box>
          </draw:frame>
          <draw:frame draw:style-name="gr14" draw:text-style-name="P8" draw:layer="layout" svg:width="2.369cm" svg:height="0.862cm" svg:x="15.481cm" svg:y="3.767cm">
            <draw:text-box>
              <text:p text:style-name="P8"><text:span text:style-name="T7">RP2</text:span></text:p>
            </draw:text-box>
          </draw:frame>
        </draw:g>
        <draw:g>
          <draw:line draw:style-name="gr15" draw:text-style-name="P3" draw:layer="layout" svg:x1="17.418cm" svg:y1="14.878cm" svg:x2="17.411cm" svg:y2="12.819cm">
            <text:p/>
          </draw:line>
          <draw:line draw:style-name="gr16" draw:text-style-name="P3" draw:layer="layout" svg:x1="14.45cm" svg:y1="15.799cm" svg:x2="16.648cm" svg:y2="15.812cm">
            <text:p/>
          </draw:line>
          <draw:line draw:style-name="gr16" draw:text-style-name="P3" draw:layer="layout" svg:x1="18.35cm" svg:y1="15.8cm" svg:x2="20.548cm" svg:y2="15.813cm">
            <text:p/>
          </draw:line>
          <draw:line draw:style-name="gr15" draw:text-style-name="P3" draw:layer="layout" svg:x1="17.419cm" svg:y1="18.779cm" svg:x2="17.412cm" svg:y2="16.72cm">
            <text:p/>
          </draw:line>
          <draw:frame draw:style-name="gr14" draw:text-style-name="P7" draw:layer="layout" svg:width="2.369cm" svg:height="0.862cm" svg:x="14.181cm" svg:y="15.067cm">
            <draw:text-box>
              <text:p text:style-name="P7"><text:span text:style-name="T6">RY3</text:span></text:p>
            </draw:text-box>
          </draw:frame>
          <draw:frame draw:style-name="gr14" draw:text-style-name="P8" draw:layer="layout" svg:width="2.369cm" svg:height="0.862cm" svg:x="15.582cm" svg:y="13.367cm">
            <draw:text-box>
              <text:p text:style-name="P8"><text:span text:style-name="T7">RP3</text:span></text:p>
            </draw:text-box>
          </draw:frame>
        </draw:g>
        <draw:g>
          <draw:line draw:style-name="gr15" draw:text-style-name="P3" draw:layer="layout" svg:x1="5.419cm" svg:y1="14.978cm" svg:x2="5.412cm" svg:y2="12.919cm">
            <text:p/>
          </draw:line>
          <draw:line draw:style-name="gr16" draw:text-style-name="P3" draw:layer="layout" svg:x1="2.451cm" svg:y1="15.899cm" svg:x2="4.649cm" svg:y2="15.912cm">
            <text:p/>
          </draw:line>
          <draw:line draw:style-name="gr16" draw:text-style-name="P3" draw:layer="layout" svg:x1="6.351cm" svg:y1="15.9cm" svg:x2="8.549cm" svg:y2="15.913cm">
            <text:p/>
          </draw:line>
          <draw:line draw:style-name="gr15" draw:text-style-name="P3" draw:layer="layout" svg:x1="5.42cm" svg:y1="18.879cm" svg:x2="5.413cm" svg:y2="16.82cm">
            <text:p/>
          </draw:line>
          <draw:frame draw:style-name="gr14" draw:text-style-name="P7" draw:layer="layout" svg:width="2.369cm" svg:height="0.862cm" svg:x="2.182cm" svg:y="15.167cm">
            <draw:text-box>
              <text:p text:style-name="P7"><text:span text:style-name="T6">RY4</text:span></text:p>
            </draw:text-box>
          </draw:frame>
          <draw:frame draw:style-name="gr14" draw:text-style-name="P8" draw:layer="layout" svg:width="2.369cm" svg:height="0.862cm" svg:x="3.583cm" svg:y="13.467cm">
            <draw:text-box>
              <text:p text:style-name="P8"><text:span text:style-name="T7">RP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17:03:15.056000000</meta:creation-date>
    <dc:date>2014-09-26T04:30:50.676000000</dc:date>
    <meta:editing-duration>PT22H24M49S</meta:editing-duration>
    <meta:editing-cycles>35</meta:editing-cycles>
    <meta:generator>LibreOffice/4.1.6.2$Windows_x86 LibreOffice_project/40ff705089295be5be0aae9b15123f687c05b0a</meta:generator>
    <meta:document-statistic meta:object-count="82"/>
  </office:meta>
</office:document-meta>
</file>